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*</text:p>
      <text:p text:style-name="Preformatted_20_Text"><text:s/>* Auteurs : philippe Armanger, Damien Parmenon </text:p>
      <text:p text:style-name="Preformatted_20_Text"><text:s/>* date de création : samedi 7 mars 2015 10:05:00 am</text:p>
      <text:p text:style-name="Preformatted_20_Text"><text:s/>* version : 1.5</text:p>
      <text:p text:style-name="Preformatted_20_Text"><text:s/>*/</text:p>
      <text:p text:style-name="Preformatted_20_Text"/>
      <text:p text:style-name="P1">Modèle relationnel résultant du MEA etabli (cf. modeleEntiteAssociation.asta)</text:p>
      <text:p text:style-name="Preformatted_20_Text"/>
      <text:p text:style-name="Preformatted_20_Text"/>
      <text:p text:style-name="Preformatted_20_Text">lien(<text:span text:style-name="T1">id_lien</text:span>, typeLien, nomLien);</text:p>
      <text:p text:style-name="Preformatted_20_Text"/>
      <text:p text:style-name="Preformatted_20_Text">image(<text:span text:style-name="T1">id</text:span>, idLien);</text:p>
      <text:p text:style-name="Preformatted_20_Text"/>
      <text:p text:style-name="Preformatted_20_Text">actorzzz(<text:span text:style-name="T1">id</text:span>, nom, prenom, sexe, idImage);</text:p>
      <text:p text:style-name="Preformatted_20_Text"/>
      <text:p text:style-name="Preformatted_20_Text">film(<text:span text:style-name="T1">id</text:span>, titre, anneeSortie, synopsis, idImage, idLien);</text:p>
      <text:p text:style-name="Preformatted_20_Text"/>
      <text:p text:style-name="Preformatted_20_Text">jouer(<text:span text:style-name="T1">#id</text:span>, <text:span text:style-name="T1">#idActorzzz</text:span>);</text:p>
      <text:p text:style-name="Preformatted_20_Text"/>
      <text:p text:style-name="Preformatted_20_Text">membre(<text:span text:style-name="T1">id</text:span>, typeMemberzzz,pseudoMemberzzz, passMemberzzz, melMemberzzz, idImage, idAdresse, dateAnniv);</text:p>
      <text:p text:style-name="Preformatted_20_Text"/>
      <text:p text:style-name="Preformatted_20_Text">vote(<text:span text:style-name="T1">#id</text:span>, <text:span text:style-name="T1">#idActorzzz</text:span>);</text:p>
      <text:p text:style-name="Preformatted_20_Text"/>
      <text:p text:style-name="Preformatted_20_Text">adresse(<text:span text:style-name="T1">id</text:span>, <text:span text:style-name="T1">typeMemberzzz</text:span>, champ1, champ2, champ3, champ4, champ5, champ6);</text:p>
      <text:p text:style-name="Preformatted_20_Text"/>
      <text:p text:style-name="Preformatted_20_Text">admin(<text:span text:style-name="T1">id</text:span>, melContact, idImage);</text:p>
      <text:p text:style-name="Preformatted_20_Text"/>
      <text:p text:style-name="Preformatted_20_Text">contact(<text:span text:style-name="T1">#id</text:span>, <text:span text:style-name="T1">#idMemberzzz</text:span><text:span text:style-name="T2">, message</text:span>);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3-11T19:31:15</dc:date>
    <meta:generator>OpenOffice/4.1.1$Unix OpenOffice.org_project/411m6$Build-9775</meta:generator>
    <meta:editing-duration>PT1H43M</meta:editing-duration>
    <meta:editing-cycles>3</meta:editing-cycles>
    <meta:document-statistic meta:table-count="0" meta:image-count="0" meta:object-count="0" meta:page-count="1" meta:paragraph-count="16" meta:word-count="73" meta:character-count="638"/>
  </office:meta>
</office:document-meta>
</file>